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1" style:font-name-asian="Times New Roman1" style:font-name-complex="Times New Roman1"/>
    </style:style>
    <style:style style:name="P3" style:family="paragraph" style:parent-style-name="Standard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ML + CSS = statiques</text:p>
      <text:p text:style-name="Standard">Open source</text:p>
      <text:p text:style-name="Standard">Animations</text:p>
      <text:p text:style-name="Standard"/>
      <text:p text:style-name="P1">Script</text:p>
      <text:p text:style-name="Standard">Script = lien externe</text:p>
      <text:p text:style-name="Standard"><text:span text:style-name="T3">&lt;script&gt; &lt;/script&gt; </text:span>dans le &lt;body&gt;</text:p>
      <text:p text:style-name="Standard"><text:s/></text:p>
      <text:p text:style-name="P1">Alert (fonction)</text:p>
      <text:p text:style-name="Standard">alert ("msg");</text:p>
      <text:p text:style-name="P1"/>
      <text:p text:style-name="P1">Array</text:p>
      <text:p text:style-name="Standard">Tableau</text:p>
      <text:p text:style-name="Standard"/>
      <text:p text:style-name="P1">.charAt</text:p>
      <text:p text:style-name="P1"/>
      <text:p text:style-name="P1">console.log ("msg");</text:p>
      <text:p text:style-name="Standard"/>
      <text:p text:style-name="Standard"><text:span text:style-name="T3">For = </text:span>Pour que </text:p>
      <text:p text:style-name="Standard"/>
      <text:p text:style-name="Standard">Framework (cadre, structure) JavaScript = VueJs/React</text:p>
      <text:p text:style-name="Standard"/>
      <text:p text:style-name="P1">Let</text:p>
      <text:p text:style-name="Standard">Contexte (vs var)</text:p>
      <text:p text:style-name="Standard"/>
      <text:p text:style-name="P1">msg</text:p>
      <text:p text:style-name="Standard">Chaîne de caractères JavaScript contenant zéro ou plusieurs subdivisions de chaîne de caractères.</text:p>
      <text:p text:style-name="P2"/>
      <text:p text:style-name="P3">Opérateurs</text:p>
      <text:p text:style-name="P3"/>
      <text:p text:style-name="Standard"><text:span text:style-name="T2">Prompt</text:span><text:span text:style-name="T1"> </text:span></text:p>
      <text:p text:style-name="Standard"><text:span text:style-name="T1">X←p</text:span>rompt ("msg")</text:p>
      <text:p text:style-name="Standard"/>
      <text:p text:style-name="P1">Var</text:p>
      <text:p text:style-name="Standard">Vs Let</text:p>
      <text:p text:style-name="Standard"/>
      <text:p text:style-name="Standard"><text:span text:style-name="T3">While</text:span> = Ta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9M41S</meta:editing-duration>
    <meta:editing-cycles>17</meta:editing-cycles>
    <meta:generator>OpenOffice/4.1.8$Win32 OpenOffice.org_project/418m3$Build-9803</meta:generator>
    <dc:date>2021-02-04T11:54:41.10</dc:date>
    <dc:creator>C R</dc:creator>
    <meta:document-statistic meta:table-count="0" meta:image-count="0" meta:object-count="0" meta:page-count="1" meta:paragraph-count="25" meta:word-count="65" meta:character-count="415"/>
    <meta:user-defined meta:name="Info 1"/>
    <meta:user-defined meta:name="Info 2"/>
    <meta:user-defined meta:name="Info 3"/>
    <meta:user-defined meta:name="Info 4"/>
  </office:meta>
</office:document-meta>
</file>